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(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prefix="(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margin-top="0.5902in" fo:margin-bottom="0.5902in" fo:line-height="130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11" style:family="table-column">
      <style:table-column-properties style:column-width="5.1145in" style:use-optimal-column-width="false"/>
    </style:style>
    <style:style style:name="TableColumn12" style:family="table-column">
      <style:table-column-properties style:column-width="1.9729in" style:use-optimal-column-width="false"/>
    </style:style>
    <style:style style:name="Table10" style:family="table">
      <style:table-properties style:width="7.087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fo:padding-top="0in" fo:padding-left="0in" fo:padding-bottom="0in" fo:padding-right="0in"/>
    </style:style>
    <style:style style:name="P15" style:parent-style-name="TableContents" style:family="paragraph">
      <style:paragraph-properties fo:line-height="13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" style:parent-style-name="TableContents" style:family="paragraph">
      <style:paragraph-properties fo:line-height="130%"/>
      <style:text-properties style:font-name="Times New Roman" fo:font-size="14pt" style:font-size-asian="14pt" style:font-size-complex="14pt"/>
    </style:style>
    <style:style style:name="TableCell17" style:family="table-cell">
      <style:table-cell-properties fo:border="none" fo:padding-top="0in" fo:padding-left="0in" fo:padding-bottom="0in" fo:padding-right="0in"/>
    </style:style>
    <style:style style:name="P18" style:parent-style-name="TableContents" style:family="paragraph">
      <style:paragraph-properties fo:line-height="130%"/>
      <style:text-properties style:font-name="Times New Roman" fo:font-size="14pt" style:font-size-asian="14pt" style:font-size-complex="14pt"/>
    </style:style>
    <style:style style:name="P19" style:parent-style-name="Standard" style:family="paragraph">
      <style:paragraph-properties fo:line-height="15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22" style:family="table-column">
      <style:table-column-properties style:column-width="7.0875in" style:use-optimal-column-width="false"/>
    </style:style>
    <style:style style:name="Table21" style:family="table">
      <style:table-properties style:width="7.087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fo:padding-top="0in" fo:padding-left="0in" fo:padding-bottom="0in" fo:padding-right="0in"/>
    </style:style>
    <style:style style:name="P25" style:parent-style-name="TableContents" style:family="paragraph"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</style:style>
    <style:style style:name="T28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" style:parent-style-name="Domyślnaczcionkaakapitu" style:family="text">
      <style:text-properties style:font-name="Times New Roman" fo:font-size="14pt" style:font-size-asian="14pt" style:font-size-complex="14pt"/>
    </style:style>
    <style:style style:name="T30" style:parent-style-name="Domyślnaczcionkaakapitu" style:family="text">
      <style:text-properties style:font-name="Times New Roman" fo:font-size="14pt" style:font-size-asian="14pt" style:font-size-complex="14pt"/>
    </style:style>
    <style:style style:name="T31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33" style:family="table-column">
      <style:table-column-properties style:column-width="7.0875in" style:use-optimal-column-width="false"/>
    </style:style>
    <style:style style:name="Table32" style:family="table">
      <style:table-properties style:width="7.0875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in" fo:padding-bottom="0in" fo:padding-right="0in"/>
    </style:style>
    <style:style style:name="P36" style:parent-style-name="TableContents" style:family="paragraph"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9" style:parent-style-name="Standard" style:list-style-name="LFO1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0" style:parent-style-name="Standard" style:list-style-name="LFO1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1" style:parent-style-name="Standard" style:list-style-name="LFO1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break-before="page"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1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 fo:language="en" fo:country="US"/>
    </style:style>
    <style:style style:name="P56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 fo:language="en" fo:country="US"/>
    </style:style>
    <style:style style:name="P64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6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7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8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6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70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72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 fo:language="en" fo:country="US"/>
    </style:style>
    <style:style style:name="P74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 fo:language="en" fo:country="US"/>
    </style:style>
    <style:style style:name="P76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78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 fo:language="en" fo:country="US"/>
    </style:style>
    <style:style style:name="P80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82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</style:style>
    <style:style style:name="T84" style:parent-style-name="Domyślnaczcionkaakapitu" style:family="text">
      <style:text-properties style:font-name="Times New Roman" fo:font-size="14pt" style:font-size-asian="14pt" style:font-size-complex="14pt"/>
    </style:style>
    <style:style style:name="T85" style:parent-style-name="Domyślnaczcionkaakapitu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86" style:parent-style-name="Domyślnaczcionkaakapitu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87" style:parent-style-name="Domyślnaczcionkaakapitu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88" style:parent-style-name="Domyślnaczcionkaakapitu" style:family="text">
      <style:text-properties style:font-name="Times New Roman" fo:font-size="14pt" style:font-size-asian="14pt" style:font-size-complex="14pt"/>
    </style:style>
    <style:style style:name="T89" style:parent-style-name="Domyślnaczcionkaakapitu" style:family="text">
      <style:text-properties style:font-name="Times New Roman" fo:font-size="14pt" style:font-size-asian="14pt" style:font-size-complex="14pt"/>
    </style:style>
    <style:style style:name="T90" style:parent-style-name="Domyślnaczcionkaakapitu" style:family="text">
      <style:text-properties style:font-name="Times New Roman" fo:font-style="italic" style:font-style-asian="italic" fo:font-size="14pt" style:font-size-asian="14pt" style:font-size-complex="14pt"/>
    </style:style>
    <style:style style:name="T91" style:parent-style-name="Domyślnaczcionkaakapitu" style:family="text">
      <style:text-properties style:font-name="Times New Roman" fo:font-size="14pt" style:font-size-asian="14pt" style:font-size-complex="14pt"/>
    </style:style>
    <style:style style:name="T92" style:parent-style-name="Domyślnaczcionkaakapitu" style:family="text">
      <style:text-properties style:font-name="Times New Roman" fo:font-size="14pt" style:font-size-asian="14pt" style:font-size-complex="14pt"/>
    </style:style>
    <style:style style:name="T93" style:parent-style-name="Domyślnaczcionkaakapitu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Consolas" fo:color="#000000" fo:font-size="10pt" style:font-size-asian="10pt" style:font-size-complex="14pt" fo:background-color="#E8F2FE"/>
    </style:style>
    <style:style style:name="P9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6" style:parent-style-name="Standard" style:list-style-name="LFO2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99" style:family="table-column">
      <style:table-column-properties style:column-width="1.3743in" style:use-optimal-column-width="false"/>
    </style:style>
    <style:style style:name="TableColumn100" style:family="table-column">
      <style:table-column-properties style:column-width="2.7604in" style:use-optimal-column-width="false"/>
    </style:style>
    <style:style style:name="TableColumn101" style:family="table-column">
      <style:table-column-properties style:column-width="2.9527in" style:use-optimal-column-width="false"/>
    </style:style>
    <style:style style:name="Table98" style:family="table">
      <style:table-properties style:width="7.0875in" fo:margin-left="0.0784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fo:padding-top="0.0784in" fo:padding-left="0.0784in" fo:padding-bottom="0.0784in" fo:padding-right="0.0784in"/>
    </style:style>
    <style:style style:name="P104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-top="0.0034in solid #000000" fo:border-left="0.0034in solid #000000" fo:border-bottom="0.0034in solid #000000" fo:border-right="none" fo:padding-top="0.0784in" fo:padding-left="0.0784in" fo:padding-bottom="0.0784in" fo:padding-right="0.0784in"/>
    </style:style>
    <style:style style:name="P106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034in solid #000000" fo:padding-top="0.0784in" fo:padding-left="0.0784in" fo:padding-bottom="0.0784in" fo:padding-right="0.0784in"/>
    </style:style>
    <style:style style:name="P108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784in" fo:padding-left="0.0784in" fo:padding-bottom="0.0784in" fo:padding-right="0.0784in"/>
    </style:style>
    <style:style style:name="P111" style:parent-style-name="TableContents" style:family="paragraph">
      <style:text-properties style:font-name="Times New Roman" fo:font-size="14pt" style:font-size-asian="14pt" style:font-size-complex="14pt"/>
    </style:style>
    <style:style style:name="P112" style:parent-style-name="TableContents" style:family="paragraph">
      <style:text-properties style:font-name="Times New Roman" fo:font-size="14pt" style:font-size-asian="14pt" style:font-size-complex="14pt"/>
    </style:style>
    <style:style style:name="P113" style:parent-style-name="TableContents" style:family="paragraph">
      <style:text-properties style:font-name="Times New Roman" fo:font-size="14pt" style:font-size-asian="14pt" style:font-size-complex="14pt"/>
    </style:style>
    <style:style style:name="P114" style:parent-style-name="TableContents" style:family="paragraph">
      <style:text-properties style:font-name="Times New Roman" fo:font-size="14pt" style:font-size-asian="14pt" style:font-size-complex="14pt"/>
    </style:style>
    <style:style style:name="P115" style:parent-style-name="TableContents" style:family="paragraph">
      <style:text-properties style:font-name="Times New Roman" fo:font-size="14pt" style:font-size-asian="14pt" style:font-size-complex="14pt"/>
    </style:style>
    <style:style style:name="P116" style:parent-style-name="TableContents" style:family="paragraph">
      <style:text-properties style:font-name="Times New Roman" fo:font-size="14pt" style:font-size-asian="14pt" style:font-size-complex="14pt"/>
    </style:style>
    <style:style style:name="P117" style:parent-style-name="TableContents" style:family="paragraph">
      <style:text-properties style:font-name="Times New Roman" fo:font-size="14pt" style:font-size-asian="14pt" style:font-size-complex="14pt"/>
    </style:style>
    <style:style style:name="P118" style:parent-style-name="TableContents" style:family="paragraph">
      <style:text-properties style:font-name="Times New Roman" fo:font-size="14pt" style:font-size-asian="14pt" style:font-size-complex="14pt"/>
    </style:style>
    <style:style style:name="P119" style:parent-style-name="TableContents" style:family="paragraph">
      <style:text-properties style:font-name="Times New Roman" fo:font-size="14pt" style:font-size-asian="14pt" style:font-size-complex="14pt"/>
    </style:style>
    <style:style style:name="P120" style:parent-style-name="TableContents" style:family="paragraph">
      <style:text-properties style:font-name="Times New Roman" fo:font-size="14pt" style:font-size-asian="14pt" style:font-size-complex="14pt"/>
    </style:style>
    <style:style style:name="P121" style:parent-style-name="TableContents" style:family="paragraph">
      <style:text-properties style:font-name="Times New Roman" fo:font-size="14pt" style:font-size-asian="14pt" style:font-size-complex="14pt"/>
    </style:style>
    <style:style style:name="P122" style:parent-style-name="TableContents" style:family="paragraph">
      <style:text-properties style:font-name="Times New Roman" fo:font-size="14pt" style:font-size-asian="14pt" style:font-size-complex="14pt"/>
    </style:style>
    <style:style style:name="P123" style:parent-style-name="TableContents" style:family="paragraph">
      <style:text-properties style:font-name="Times New Roman" fo:font-size="14pt" style:font-size-asian="14pt" style:font-size-complex="14pt"/>
    </style:style>
    <style:style style:name="P124" style:parent-style-name="TableContents" style:family="paragraph">
      <style:text-properties style:font-name="Times New Roman" fo:font-size="14pt" style:font-size-asian="14pt" style:font-size-complex="14pt"/>
    </style:style>
    <style:style style:name="P125" style:parent-style-name="TableContents" style:family="paragraph">
      <style:text-properties style:font-name="Times New Roman" fo:font-size="14pt" style:font-size-asian="14pt" style:font-size-complex="14pt"/>
    </style:style>
    <style:style style:name="P126" style:parent-style-name="TableContents" style:family="paragraph">
      <style:text-properties style:font-name="Times New Roman" fo:font-size="14pt" style:font-size-asian="14pt" style:font-size-complex="14pt"/>
    </style:style>
    <style:style style:name="P127" style:parent-style-name="TableContents" style:family="paragraph">
      <style:text-properties style:font-name="Times New Roman" fo:font-size="14pt" style:font-size-asian="14pt" style:font-size-complex="14pt"/>
    </style:style>
    <style:style style:name="P128" style:parent-style-name="TableContents" style:family="paragraph">
      <style:text-properties style:font-name="Times New Roman" fo:font-size="14pt" style:font-size-asian="14pt" style:font-size-complex="14pt"/>
    </style:style>
    <style:style style:name="P129" style:parent-style-name="TableContents" style:family="paragraph">
      <style:text-properties style:font-name="Times New Roman" fo:font-size="14pt" style:font-size-asian="14pt" style:font-size-complex="14pt"/>
    </style:style>
    <style:style style:name="P130" style:parent-style-name="TableContents" style:family="paragraph">
      <style:text-properties style:font-name="Times New Roman" fo:font-size="14pt" style:font-size-asian="14pt" style:font-size-complex="14pt"/>
    </style:style>
    <style:style style:name="P131" style:parent-style-name="TableContents" style:family="paragraph">
      <style:text-properties style:font-name="Times New Roman" fo:font-size="14pt" style:font-size-asian="14pt" style:font-size-complex="14pt"/>
    </style:style>
    <style:style style:name="P132" style:parent-style-name="TableContents" style:family="paragraph">
      <style:text-properties style:font-name="Times New Roman" fo:font-size="14pt" style:font-size-asian="14pt" style:font-size-complex="14pt"/>
    </style:style>
    <style:style style:name="P133" style:parent-style-name="TableContents" style:family="paragraph">
      <style:text-properties style:font-name="Times New Roman" fo:font-size="14pt" style:font-size-asian="14pt" style:font-size-complex="14pt"/>
    </style:style>
    <style:style style:name="P134" style:parent-style-name="TableContents" style:family="paragraph">
      <style:text-properties style:font-name="Times New Roman" fo:font-size="14pt" style:font-size-asian="14pt" style:font-size-complex="14pt"/>
    </style:style>
    <style:style style:name="P135" style:parent-style-name="TableContents" style:family="paragraph">
      <style:text-properties style:font-name="Times New Roman" fo:font-size="14pt" style:font-size-asian="14pt" style:font-size-complex="14pt"/>
    </style:style>
    <style:style style:name="P136" style:parent-style-name="TableContents" style:family="paragraph">
      <style:text-properties style:font-name="Times New Roman" fo:font-size="14pt" style:font-size-asian="14pt" style:font-size-complex="14pt"/>
    </style:style>
    <style:style style:name="P137" style:parent-style-name="TableContents" style:family="paragraph">
      <style:text-properties style:font-name="Times New Roman" fo:font-size="14pt" style:font-size-asian="14pt" style:font-size-complex="14pt"/>
    </style:style>
    <style:style style:name="P138" style:parent-style-name="TableContents" style:family="paragraph">
      <style:text-properties style:font-name="Times New Roman"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fo:padding-top="0.0784in" fo:padding-left="0.0784in" fo:padding-bottom="0.0784in" fo:padding-right="0.0784in"/>
    </style:style>
    <style:style style:name="P140" style:parent-style-name="TableContents" style:family="paragraph">
      <style:text-properties style:font-name="Times New Roman" fo:font-size="14pt" style:font-size-asian="14pt" style:font-size-complex="14pt"/>
    </style:style>
    <style:style style:name="P141" style:parent-style-name="TableContents" style:family="paragraph">
      <style:text-properties style:font-name="Times New Roman" fo:font-size="14pt" style:font-size-asian="14pt" style:font-size-complex="14pt"/>
    </style:style>
    <style:style style:name="P142" style:parent-style-name="TableContents" style:family="paragraph">
      <style:text-properties style:font-name="Times New Roman" fo:font-size="14pt" style:font-size-asian="14pt" style:font-size-complex="14pt"/>
    </style:style>
    <style:style style:name="P143" style:parent-style-name="TableContents" style:family="paragraph">
      <style:text-properties style:font-name="Times New Roman" fo:font-size="14pt" style:font-size-asian="14pt" style:font-size-complex="14pt"/>
    </style:style>
    <style:style style:name="P144" style:parent-style-name="TableContents" style:family="paragraph">
      <style:text-properties style:font-name="Times New Roman" fo:font-size="14pt" style:font-size-asian="14pt" style:font-size-complex="14pt"/>
    </style:style>
    <style:style style:name="P145" style:parent-style-name="TableContents" style:family="paragraph">
      <style:text-properties style:font-name="Times New Roman" fo:font-size="14pt" style:font-size-asian="14pt" style:font-size-complex="14pt"/>
    </style:style>
    <style:style style:name="P146" style:parent-style-name="TableContents" style:family="paragraph">
      <style:text-properties style:font-name="Times New Roman" fo:font-size="14pt" style:font-size-asian="14pt" style:font-size-complex="14pt"/>
    </style:style>
    <style:style style:name="P147" style:parent-style-name="TableContents" style:family="paragraph">
      <style:text-properties style:font-name="Times New Roman" fo:font-size="14pt" style:font-size-asian="14pt" style:font-size-complex="14pt"/>
    </style:style>
    <style:style style:name="P148" style:parent-style-name="TableContents" style:family="paragraph">
      <style:text-properties style:font-name="Times New Roman" fo:font-size="14pt" style:font-size-asian="14pt" style:font-size-complex="14pt"/>
    </style:style>
    <style:style style:name="P149" style:parent-style-name="TableContents" style:family="paragraph">
      <style:text-properties style:font-name="Times New Roman" fo:font-size="14pt" style:font-size-asian="14pt" style:font-size-complex="14pt"/>
    </style:style>
    <style:style style:name="P150" style:parent-style-name="TableContents" style:family="paragraph">
      <style:text-properties style:font-name="Times New Roman" fo:font-size="14pt" style:font-size-asian="14pt" style:font-size-complex="14pt"/>
    </style:style>
    <style:style style:name="P151" style:parent-style-name="TableContents" style:family="paragraph">
      <style:text-properties style:font-name="Times New Roman" fo:font-size="14pt" style:font-size-asian="14pt" style:font-size-complex="14pt"/>
    </style:style>
    <style:style style:name="P152" style:parent-style-name="TableContents" style:family="paragraph">
      <style:text-properties style:font-name="Times New Roman" fo:font-size="14pt" style:font-size-asian="14pt" style:font-size-complex="14pt"/>
    </style:style>
    <style:style style:name="P153" style:parent-style-name="TableContents" style:family="paragraph">
      <style:text-properties style:font-name="Times New Roman" fo:font-size="14pt" style:font-size-asian="14pt" style:font-size-complex="14pt"/>
    </style:style>
    <style:style style:name="P154" style:parent-style-name="TableContents" style:family="paragraph">
      <style:text-properties style:font-name="Times New Roman" fo:font-size="14pt" style:font-size-asian="14pt" style:font-size-complex="14pt"/>
    </style:style>
    <style:style style:name="P155" style:parent-style-name="TableContents" style:family="paragraph">
      <style:text-properties style:font-name="Times New Roman" fo:font-size="14pt" style:font-size-asian="14pt" style:font-size-complex="14pt"/>
    </style:style>
    <style:style style:name="P156" style:parent-style-name="TableContents" style:family="paragraph">
      <style:text-properties style:font-name="Times New Roman" fo:font-size="14pt" style:font-size-asian="14pt" style:font-size-complex="14pt"/>
    </style:style>
    <style:style style:name="P157" style:parent-style-name="TableContents" style:family="paragraph">
      <style:text-properties style:font-name="Times New Roman" fo:font-size="14pt" style:font-size-asian="14pt" style:font-size-complex="14pt"/>
    </style:style>
    <style:style style:name="P158" style:parent-style-name="TableContents" style:family="paragraph">
      <style:text-properties style:font-name="Times New Roman" fo:font-size="14pt" style:font-size-asian="14pt" style:font-size-complex="14pt"/>
    </style:style>
    <style:style style:name="P159" style:parent-style-name="TableContents" style:family="paragraph">
      <style:text-properties style:font-name="Times New Roman" fo:font-size="14pt" style:font-size-asian="14pt" style:font-size-complex="14pt"/>
    </style:style>
    <style:style style:name="P160" style:parent-style-name="TableContents" style:family="paragraph">
      <style:text-properties style:font-name="Times New Roman" fo:font-size="14pt" style:font-size-asian="14pt" style:font-size-complex="14pt"/>
    </style:style>
    <style:style style:name="P161" style:parent-style-name="TableContents" style:family="paragraph">
      <style:text-properties style:font-name="Times New Roman" fo:font-size="14pt" style:font-size-asian="14pt" style:font-size-complex="14pt"/>
    </style:style>
    <style:style style:name="P162" style:parent-style-name="TableContents" style:family="paragraph">
      <style:text-properties style:font-name="Times New Roman" fo:font-size="14pt" style:font-size-asian="14pt" style:font-size-complex="14pt"/>
    </style:style>
    <style:style style:name="P163" style:parent-style-name="TableContents" style:family="paragraph">
      <style:text-properties style:font-name="Times New Roman" fo:font-size="14pt" style:font-size-asian="14pt" style:font-size-complex="14pt"/>
    </style:style>
    <style:style style:name="P164" style:parent-style-name="TableContents" style:family="paragraph">
      <style:text-properties style:font-name="Times New Roman" fo:font-size="14pt" style:font-size-asian="14pt" style:font-size-complex="14pt"/>
    </style:style>
    <style:style style:name="P165" style:parent-style-name="TableContents" style:family="paragraph">
      <style:text-properties style:font-name="Times New Roman" fo:font-size="14pt" style:font-size-asian="14pt" style:font-size-complex="14pt"/>
    </style:style>
    <style:style style:name="P166" style:parent-style-name="TableContents" style:family="paragraph">
      <style:text-properties style:font-name="Times New Roman" fo:font-size="14pt" style:font-size-asian="14pt" style:font-size-complex="14pt"/>
    </style:style>
    <style:style style:name="TableCell167" style:family="table-cell">
      <style:table-cell-properties fo:border-top="none" fo:border-left="0.0034in solid #000000" fo:border-bottom="0.0034in solid #000000" fo:border-right="0.0034in solid #000000" fo:padding-top="0.0784in" fo:padding-left="0.0784in" fo:padding-bottom="0.0784in" fo:padding-right="0.0784in"/>
    </style:style>
    <style:style style:name="P168" style:parent-style-name="TableContents" style:family="paragraph">
      <style:text-properties style:font-name="Times New Roman" fo:font-size="14pt" style:font-size-asian="14pt" style:font-size-complex="14pt"/>
    </style:style>
    <style:style style:name="P16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Dokumentacja projektu dla studentów informatyki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Tytuł projektu:</text:p>
            <text:p text:style-name="P16">Zbiory</text:p>
          </table:table-cell>
          <table:table-cell table:style-name="TableCell17">
            <text:p text:style-name="P18">06.06.2016</text:p>
          </table:table-cell>
        </table:table-row>
      </table:table>
      <text:p text:style-name="P19"/>
      <text:p text:style-name="P20">Opis projektu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Implementacja klasy obsługującej zbiory wraz z podstawowymi operacjami na zbiorach,<text:s/>m.in. suma, przecięcie, część wspólna, różnica, różnica symetryczna.</text:p>
          </table:table-cell>
        </table:table-row>
      </table:table>
      <text:p text:style-name="P26"/>
      <text:p text:style-name="P27"><text:span text:style-name="T28">Opis platformy na której został wykonany projekt<text:s/></text:span><text:span text:style-name="T29">(system operacyjny, język programowania, biblioteki i inne elementy</text:span><text:span text:style-name="T30"><text:s/>wymagane do uruchomienia projektu)</text:span><text:span text:style-name="T31">:</text:span>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Aplikacja została wykonana na systemie operacyjnym Windows 7 w języku Java. W projekcje została użyta biblioteka służąca do testów jednostkowych Junit oraz wtyczki służące do dokumentacji – JavaDoc, raportów – Checkstyle, PMD.</text:p>
          </table:table-cell>
        </table:table-row>
      </table:table>
      <text:p text:style-name="P37"/>
      <text:p text:style-name="P38">Studenci biorący udział w projekcie:</text:p>
      <text:list text:style-name="LFO1" text:continue-numbering="true">
        <text:list-item>
          <text:p text:style-name="P39">Radosław Bednarczyk</text:p>
        </text:list-item>
        <text:list-item>
          <text:p text:style-name="P40">Krzysztof Chruściel</text:p>
        </text:list-item>
        <text:list-item>
          <text:p text:style-name="P41">Marcin Słota</text:p>
        </text:list-item>
      </text:list>
      <text:p text:style-name="P42"/>
      <text:soft-page-break/>
      <text:p text:style-name="P43">1.<text:tab/>Projekt</text:p>
      <text:p text:style-name="P44">Klasa pozwala na wykonywanie prostych działań na zbiorach. Najważniejszymi są część wspólna zbiorów, różnica symetryczna zbiorów, przecięcie<text:s/>zbiorów, różnica zbiorów. Ważnymi procedurami są również te odpowiedzialne za dodawania, usuwanie elementów ze zbiorów. Znajdują się w tej klasie także takie, które pozwalają sprawdzać, czy elementy w zbiorze są unikalne oraz czy zbiór jest pusty.</text:p>
      <text:p text:style-name="P45">2.<text:tab/>Implementacja</text:p>
      <text:p text:style-name="P46">Sprawdzenie unikalnych elementów:</text:p>
      <text:p text:style-name="P47">private void checkUnique(E element)</text:p>
      <text:p text:style-name="P48">Tworzenie części wspólnej zbiorów:</text:p>
      <text:p text:style-name="P49">public OwnSet unionOfSets(OwnSet setToCheck)</text:p>
      <text:p text:style-name="P50">Tworzenie różnicy symetrycznej zbiorów:</text:p>
      <text:p text:style-name="P51">public OwnSet symmetricDifferenceOfSets(OwnSet<text:s/>setToCheck)</text:p>
      <text:p text:style-name="P52">Tworzenie przecięcia zbiorów:</text:p>
      <text:p text:style-name="P53">public OwnSet intersectionOfSets(OwnSet setToCheck)</text:p>
      <text:p text:style-name="P54">Tworzenie różnicy zbiorów:</text:p>
      <text:p text:style-name="P55">public OwnSet differenceOfSets(OwnSet setToCheck)</text:p>
      <text:p text:style-name="P56">Pobranie listy:</text:p>
      <text:p text:style-name="P57">public List&lt;Integer&gt; getList()</text:p>
      <text:p text:style-name="P58">Pobranie rozmiaru listy:</text:p>
      <text:p text:style-name="P59">public int size()</text:p>
      <text:p text:style-name="P60">Sprawdzenie, czy lista jest pusta:</text:p>
      <text:p text:style-name="P61">public boolean isEmpty()</text:p>
      <text:soft-page-break/>
      <text:p text:style-name="P62">Sprawdzenie, czy lista zawiera obiekt:</text:p>
      <text:p text:style-name="P63">public boolean contains(Object o)</text:p>
      <text:p text:style-name="P64">Iterowanie po obiektach listy:</text:p>
      <text:p text:style-name="P65">public Iterator&lt;E&gt; iterator()</text:p>
      <text:p text:style-name="P66">Zapisanie listy do tablicy:</text:p>
      <text:p text:style-name="P67">public &lt;T&gt; T[] toArray(T[] a)</text:p>
      <text:p text:style-name="P68">Dodawanie elementu do listy:</text:p>
      <text:p text:style-name="P69">public boolean add(E e)</text:p>
      <text:p text:style-name="P70">Usuwanie elementu z listy:</text:p>
      <text:p text:style-name="P71">public boolean remove(Object o)</text:p>
      <text:p text:style-name="P72">Sprawdzanie, czy lista zawiera kolekcję:</text:p>
      <text:p text:style-name="P73">public boolean containsAll(Collection&lt;?&gt;<text:s/>c)</text:p>
      <text:p text:style-name="P74">Dodanie do listy całej kolekcji:</text:p>
      <text:p text:style-name="P75">public boolean addAll(Collection&lt;? Extends E&gt; c)</text:p>
      <text:p text:style-name="P76">Zachowanie obiektów listy:</text:p>
      <text:p text:style-name="P77">public boolean retainAll(Collection&lt;?&gt; c)</text:p>
      <text:p text:style-name="P78">Usunięcie kolekcji z listy:</text:p>
      <text:p text:style-name="P79">public boolean removeAll(Collection&lt;?&gt; c)</text:p>
      <text:p text:style-name="P80">Czyszczenie listy:</text:p>
      <text:p text:style-name="P81">public void<text:s/>clear()</text:p>
      <text:p text:style-name="P82">3.<text:tab/>Testy i uruchomienie</text:p>
      <text:p text:style-name="P83"><text:span text:style-name="T84">Aplikacja została wykonana jako projekt Maven. Przy jej budowaniu poleceniem<text:s/></text:span><text:span text:style-name="T85">mvn<text:s/></text:span><text:soft-page-break/><text:span text:style-name="T86">install</text:span><text:span text:style-name="T87"><text:s/></text:span><text:span text:style-name="T88">uruchamiają się testy oraz<text:s/></text:span><text:span text:style-name="T89">budowany jest artefakt. Poprzez wydanie polecenia mvn<text:s/></text:span><text:span text:style-name="T90">site</text:span><text:span text:style-name="T91"><text:s/>wywoływane są<text:s/></text:span><text:span text:style-name="T92">pluginy odpowiedzialne za tworzenie raportów. Podczas budowania projektu two</text:span><text:span text:style-name="T93">rzą się również JavaDocs.</text:span></text:p>
      <text:p text:style-name="P94"/>
      <text:p text:style-name="P95">Załączniki</text:p>
      <text:list text:style-name="LFO2" text:continue-numbering="true">
        <text:list-item>
          <text:p text:style-name="P96">2016.4.AWPTO.Bednarczyk,Chrusciel,Slota.zip – archiwum z projektem</text:p>
        </text:list-item>
      </text:list>
      <text:p text:style-name="P97">Dziennik programisty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ata</text:p>
          </table:table-cell>
          <table:table-cell table:style-name="TableCell105">
            <text:p text:style-name="P106">Komentarz</text:p>
          </table:table-cell>
          <table:table-cell table:style-name="TableCell107">
            <text:p text:style-name="P108">Rekomendacje</text:p>
          </table:table-cell>
        </table:table-row>
        <table:table-row table:style-name="TableRow109">
          <table:table-cell table:style-name="TableCell110">
            <text:p text:style-name="P111">25.05.2016</text:p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>03.06.2016</text:p>
            <text:p text:style-name="P124"/>
            <text:p text:style-name="P125">05.06.2016</text:p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>06.06.2016</text:p>
          </table:table-cell>
          <table:table-cell table:style-name="TableCell139">
            <text:p text:style-name="P140">Inicjalizacja projektu na GitHub</text:p>
            <text:p text:style-name="P141"/>
            <text:p text:style-name="P142">Aktualizacja pliku README</text:p>
            <text:p text:style-name="P143"/>
            <text:p text:style-name="P144">Dodanie klasy Runner</text:p>
            <text:p text:style-name="P145"/>
            <text:p text:style-name="P146">Dodanie pierwszej implementacji bez użycia TDD</text:p>
            <text:p text:style-name="P147"/>
            <text:p text:style-name="P148">Dodanie implementacji z prostym testem</text:p>
            <text:p text:style-name="P149"/>
            <text:p text:style-name="P150">Modyfikacja implementacji</text:p>
            <text:p text:style-name="P151"/>
            <text:p text:style-name="P152">Dodanie pliku .project</text:p>
            <text:p text:style-name="P153"/>
            <text:p text:style-name="P154">Dodanie testów</text:p>
            <text:p text:style-name="P155"/>
            <text:p text:style-name="P156">Naprawa konstruktora</text:p>
            <text:p text:style-name="P157"/>
            <text:p text:style-name="P158">Dodanie Junit do pom.xml, usunięcie zduplikowanych<text:s/>testów</text:p>
            <text:p text:style-name="P159"/>
            <text:p text:style-name="P160">Złączenie gałęzi projektu, naprawa błędów, refactoring</text:p>
            <text:p text:style-name="P161"/>
            <text:p text:style-name="P162">Dodanie adnotacji JavaDocs w klasie OwnSet</text:p>
            <text:p text:style-name="P163"/>
            <text:p text:style-name="P164">Usunięcie pliku .checkstyle, refactoring testów</text:p>
            <text:p text:style-name="P165"/>
            <text:p text:style-name="P166">Naprawa błędów wywołanych pluginem Checkstyle</text:p>
          </table:table-cell>
          <table:table-cell table:style-name="TableCell167">
            <text:p text:style-name="P168"/>
          </table:table-cell>
        </table:table-row>
      </table:table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prefix="(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prefix="(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agłówek" style:family="paragraph">
      <style:paragraph-properties fo:line-height="130%"/>
    </style:style>
    <style:style style:name="T3" style:parent-style-name="Domyślnaczcionkaakapitu" style:family="text">
      <style:text-properties style:font-name="Times New Roman" fo:font-weight="bold" style:font-weight-asian="bold" style:font-weight-complex="bold"/>
    </style:style>
    <style:style style:name="T4" style:parent-style-name="Domyślnaczcionkaakapitu" style:family="text">
      <style:text-properties style:font-name="Times New Roman" fo:font-weight="bold" style:font-weight-asian="bold" style:font-weight-complex="bold"/>
    </style:style>
    <style:style style:name="T5" style:parent-style-name="Domyślnaczcionkaakapitu" style:family="text">
      <style:text-properties style:font-name="Times New Roman" fo:font-weight="bold" style:font-weight-asian="bold" style:font-weight-complex="bold"/>
    </style:style>
    <style:style style:name="T6" style:parent-style-name="Domyślnaczcionkaakapitu" style:family="text">
      <style:text-properties style:font-name="Times New Roman"/>
    </style:style>
    <style:style style:name="T7" style:parent-style-name="Domyślnaczcionkaakapitu" style:family="text">
      <style:text-properties style:font-name="Times New Roman"/>
    </style:style>
    <style:style style:name="T8" style:parent-style-name="Domyślnaczcionkaakapitu" style:family="text">
      <style:text-properties style:font-name="Times New Roman"/>
    </style:style>
    <style:style style:name="P9" style:parent-style-name="Nagłówek" style:family="paragraph">
      <style:paragraph-properties fo:line-height="130%"/>
      <style:text-properties style:font-name="Times New Roman"/>
    </style:style>
  </office:automatic-styles>
  <office:master-styles>
    <style:master-page style:name="MP0" style:page-layout-name="PL0">
      <style:header>
        <text:p text:style-name="P2"><text:span text:style-name="T3">Nazwiska studentów:</text:span><text:span text:style-name="T4"><text:tab/></text:span><text:span text:style-name="T5"><text:tab/></text:span><text:span text:style-name="T6"><text:page-number text:fixed="false">1</text:page-number></text:span><text:span text:style-name="T7"><text:s/>/<text:s/></text:span><text:span text:style-name="T8"><text:page-count>5</text:page-count></text:span></text:p>
        <text:p text:style-name="P9">Bednarczyk, Chruściel, Słota © 201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kadiusz Nowakowski</meta:initial-creator>
    <dc:creator>Chrusciel, Krzysztof</dc:creator>
    <meta:creation-date>2015-05-26T13:03:00Z</meta:creation-date>
    <dc:date>2016-06-06T09:48:00Z</dc:date>
    <meta:template xlink:href="normal.dotm" xlink:type="simple"/>
    <meta:editing-cycles>1</meta:editing-cycles>
    <meta:editing-duration>PT3420S</meta:editing-duration>
    <meta:document-statistic meta:page-count="5" meta:paragraph-count="6" meta:word-count="504" meta:character-count="3374" meta:row-count="23" meta:non-whitespace-character-count="2876"/>
  </office:meta>
</office:document-meta>
</file>